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32cm" draw:marker-end-width="0.32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72cm" fo:min-width="0.47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5cm" svg:stroke-color="#00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32cm" draw:marker-end-width="0.32cm" draw:fill="none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8.382cm" svg:height="6.909cm" svg:x="2.136cm" svg:y="1.6cm" svg:viewBox="0 0 8383 6910" svg:d="M5045 4603c331-99 663-88 889-107 47-4 95-6 144-6 110 0 227 11 345 41 117 29 235 77 347 150 112 74 218 172 311 303s173 294 234 497c35 116 52 224 52 322 0 85-12 163-36 235s-59 139-105 201c-45 62-102 118-168 170s-142 99-228 141c-170 86-376 154-614 210-238 55-507 97-801 130-118 13-229 20-332 20-190 0-354-22-493-62-141-40-256-98-348-172-44-35-82-74-115-115-20 13-42 26-63 39-500 300-1502 30-2400-700s-1578-1651-1642-2471-76-2032 1322-2867c1400-834 2724-551 3850-340 1129 282 3427 1109 3170 2878-288 863-700 1400-1500 1200s-1400-700-1700-500c-194 129-138 424-127 805 3 0 5-1 8-2z">
          <text:p/>
        </draw:path>
        <draw:g>
          <draw:custom-shape draw:style-name="gr2" draw:text-style-name="P2" draw:layer="layout" svg:width="1.4cm" svg:height="1.4cm" svg:x="3.3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3.951cm" svg:y="1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4cm" svg:height="1.4cm" svg:x="8.754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40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4cm" svg:height="1.4cm" svg:x="5.9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551cm" svg:y="6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" draw:text-style-name="P2" draw:layer="layout" svg:width="7.023cm" svg:height="5.316cm" svg:x="2.784cm" svg:y="2.3cm" svg:viewBox="0 0 7024 5317" svg:d="M1153 446c1171-662 2278-437 3219-270 944 224 2944 924 2615 2229s-1334-294-2617 6c-1283 299-254 1889-1109 2722s-3132-1378-3213-2412c-132-821-64-1612 1105-2275z">
          <text:p/>
        </draw:path>
        <draw:path draw:style-name="gr4" draw:text-style-name="P2" draw:layer="layout" svg:width="2.057cm" svg:height="1.217cm" svg:x="6.742cm" svg:y="6.672cm" svg:viewBox="0 0 2058 1218" svg:d="M112 445c274-464 805-422 1080-442 275-19 670 41 834 496s-330 633-1151 709c-822 76-1036-300-763-763z">
          <text:p/>
        </draw:path>
        <draw:g>
          <draw:custom-shape draw:style-name="gr2" draw:text-style-name="P2" draw:layer="layout" svg:width="1.4cm" svg:height="1.4cm" svg:x="3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cm" svg:height="0.1cm" svg:x="3.651cm" svg:y="7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6" draw:text-style-name="P2" draw:layer="layout" svg:width="8.382cm" svg:height="6.909cm" svg:x="2.137cm" svg:y="1.601cm" svg:viewBox="0 0 8383 6910" svg:d="M5045 4603c331-99 663-88 889-107 47-4 95-6 144-6 110 0 227 11 345 41 117 29 235 77 347 150 112 74 218 172 311 303s173 294 234 497c35 116 52 224 52 322 0 85-12 163-36 235s-59 139-105 201c-45 62-102 118-168 170s-142 99-228 141c-170 86-376 154-614 210-238 55-507 97-801 130-118 13-229 20-332 20-190 0-354-22-493-62-141-40-256-98-348-172-44-35-82-74-115-115-20 13-42 26-63 39-500 300-1502 30-2400-700s-1578-1651-1642-2471-76-2032 1322-2867c1400-834 2724-551 3850-340 1129 282 3427 1109 3170 2878-288 863-700 1400-1500 1200s-1400-700-1700-500c-194 129-138 424-127 805 3 0 5-1 8-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4.4.3.2$Windows_x86 LibreOffice_project/88805f81e9fe61362df02b9941de8e38a9b5fd16</meta:generator>
    <dc:date>2016-08-25T10:06:52.851000000</dc:date>
    <meta:editing-duration>PT54M52S</meta:editing-duration>
    <meta:editing-cycles>8</meta:editing-cycles>
    <meta:document-statistic meta:object-count="16"/>
  </office:meta>
</office:document-meta>
</file>